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3.3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1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textarea-horizontal-align="justify" draw:textarea-vertical-align="middle" draw:auto-grow-height="false" fo:min-height="1.024cm" fo:min-width="1.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3.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outline1">
      <style:graphic-properties fo:min-height="8.88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9.13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style:text-position="-33% 58%"/>
    </style:style>
    <style:style style:name="P7" style:family="paragraph">
      <style:text-properties style:text-position="-33% 58%" fo:font-size="12pt"/>
    </style:style>
    <style:style style:name="P8" style:family="paragraph">
      <loext:graphic-properties draw:fill="none" draw:fill-color="#ffffff"/>
      <style:text-properties style:text-position="-33% 58%"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JDynaMeta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rach und Technologie unabhängige Konzepte zur Automatisierung von wiederkehrenden Programmiermuste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2.629cm" svg:x="1.4cm" svg:y="0.628cm" presentation:class="title">
          <draw:text-box>
            <text:p><text:span text:style-name="T1">Base </text:span>Concepts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p>ValueObjects<text:line-break/>MetaData<text:line-break/>Filter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Concept 1: Value Objec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ufgabe: Abstraktion Datenzugriff </text:p>
              </text:list-item>
              <text:list-item>
                <text:p>Daten Objekte </text:p>
                <text:list>
                  <text:list-header>
                    <text:p>Wrapper um FirstClass Sprachobjekte</text:p>
                    <text:p>|| Datentransfer Objekt<text:line-break/>|| Oberklasse von Sprachobjekten</text:p>
                    <text:p>|| ...<text:line-break/> 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Concept 2: MetaDaten</text:p>
          </draw:text-box>
        </draw:frame>
        <draw:frame presentation:style-name="pr2" draw:layer="layout" svg:width="25.199cm" svg:height="9.134cm" svg:x="1.49cm" svg:y="3.731cm" presentation:class="outline" presentation:user-transformed="true">
          <draw:text-box>
            <text:list text:style-name="L2">
              <text:list-item>
                <text:p>Aufgabe: Beschreiben von Value Objects </text:p>
              </text:list-item>
              <text:list-item>
                <text:p>Automatisierung: Operationen auf Value Objects</text:p>
              </text:list-item>
              <text:list-item>
                <text:p>First Class Sprachobjekte</text:p>
              </text:list-item>
              <text:list-item>
                <text:p>Einfach traversierba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Concept 3: Filte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fgabe: Definieren von Queries</text:p>
              </text:list-item>
              <text:list-item>
                <text:p text:style-name="P3">Automatisierung: Abfragen auf Value Objects </text:p>
              </text:list-item>
              <text:list-item>
                <text:p text:style-name="P3">First Class Sprachobjekte</text:p>
              </text:list-item>
              <text:list-item>
                <text:p>Einfach traversierbar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Anwendung der 3 Konzepte<text:tab/></text:p>
          </draw:text-box>
        </draw:frame>
        <draw:frame presentation:style-name="pr2" draw:layer="layout" svg:width="25.199cm" svg:height="9.134cm" svg:x="1.6cm" svg:y="3.866cm" presentation:class="outline" presentation:user-transformed="true">
          <draw:text-box>
            <text:list text:style-name="L2">
              <text:list-item>
                <text:p>Konzept werden auf Programmiersprache abgebildet</text:p>
              </text:list-item>
              <text:list-item>
                <text:p><text:span text:style-name="T2">Leichtgewichtige</text:span> Schicht auf Standard-Bibliotheken</text:p>
              </text:list-item>
              <text:list-item>
                <text:p>Definition funktionaler <text:span text:style-name="T2">Transformationen </text:span><text:s/></text:p>
              </text:list-item>
              <text:list-item>
                <text:p>Mächtigkeit durch <text:span text:style-name="T2">Kaskadieren</text:span> der Transformationen</text:p>
              </text:list-item>
            </text:list>
          </draw:text-box>
        </draw:frame>
        <draw:frame draw:style-name="gr2" draw:text-style-name="P4" draw:layer="layout" svg:width="3.347cm" svg:height="1.147cm" svg:x="21.653cm" svg:y="7.2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Proof of Concept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tähnliche 3-Schichtarchitektur</text:p>
              </text:list-item>
              <text:list-item>
                <text:p>Sprachen<text:line-break/>Java<text:line-break/>Typescript</text:p>
              </text:list-item>
              <text:list-item>
                <text:p>Bibliotheken:<text:line-break/> <text:tab/>jackson.databind (JSON)<text:line-break/><text:tab/>Java Persistence API<text:line-break/><text:tab/>Spring REST API<text:line-break/><text:tab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custom-shape draw:style-name="gr3" draw:text-style-name="P4" draw:layer="layout" svg:width="2.2cm" svg:height="1.6cm" svg:x="0.6cm" svg:y="2.053cm">
          <text:p text:style-name="P4">Vuetif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.6cm" svg:x="6.8cm" svg:y="2.053cm">
          <text:p text:style-name="P4">JSO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1.6cm" svg:x="9.4cm" svg:y="2.053cm">
          <text:p text:style-name="P4">Htt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1.6cm" svg:x="11.4cm" svg:y="2.015cm">
          <text:p text:style-name="P4">SpringRes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cm" svg:height="1.6cm" svg:x="17.2cm" svg:y="12.571cm">
          <text:p text:style-name="P4">JdyObject<text:line-break/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8cm" svg:height="1.6cm" svg:x="22.6cm" svg:y="2.053cm">
          <text:p text:style-name="P4">JPA<text:line-break/>Entity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4cm" svg:height="0.962cm" svg:x="0.8cm" svg:y="11.4cm">
          <draw:text-box>
            <text:p>Filter</text:p>
          </draw:text-box>
        </draw:frame>
        <draw:custom-shape draw:style-name="gr6" draw:text-style-name="P4" draw:layer="layout" svg:width="3.2cm" svg:height="1.6cm" svg:x="0.6cm" svg:y="12.571cm">
          <text:p text:style-name="P4">JdyFilter<text:line-break/>(typescrip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2cm" svg:height="1.6cm" svg:x="4.4cm" svg:y="12.571cm">
          <text:p text:style-name="P4">JdyObject<text:line-break/>TypeScri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cm" svg:height="1.6cm" svg:x="8.2cm" svg:y="12.571cm">
          <text:p text:style-name="P4">JS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6cm" svg:height="1.6cm" svg:x="11cm" svg:y="12.571cm">
          <text:p text:style-name="P4">Htt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2cm" svg:height="1.6cm" svg:x="13.6cm" svg:y="12.571cm">
          <text:p text:style-name="P4">SpringR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8cm" svg:height="1.6cm" svg:x="18.4cm" svg:y="2.015cm">
          <text:p text:style-name="P4">JdyObject<text:line-break/>Java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1.6cm" svg:x="21.4cm" svg:y="12.571cm">
          <text:p text:style-name="P4">JdyFilter<text:line-break/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6cm" svg:height="1.8cm" svg:x="24.8cm" svg:y="2.015cm">
          <text:p text:style-name="P4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2cm" svg:height="1.6cm" svg:x="25.2cm" svg:y="12.571cm">
          <text:p text:style-name="P4">JPA<text:line-break/>Criter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2cm" svg:height="1.6cm" svg:x="3.2cm" svg:y="2.053cm">
          <text:p text:style-name="P4">JdyObject<text:line-break/>TypeScript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5.4cm" svg:height="0.962cm" svg:x="1.4cm" svg:y="0.453cm">
          <draw:text-box>
            <text:p>Insert</text:p>
          </draw:text-box>
        </draw:frame>
        <draw:custom-shape draw:style-name="gr4" draw:text-style-name="P4" draw:layer="layout" svg:width="2cm" svg:height="1.6cm" svg:x="8cm" svg:y="7.362cm">
          <text:p text:style-name="P4">JSO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1.6cm" svg:x="10.4cm" svg:y="7.362cm">
          <text:p text:style-name="P4">Htt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1.6cm" svg:x="12.4cm" svg:y="7.362cm">
          <text:p text:style-name="P4">SpringRest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6cm" svg:height="1.6cm" svg:x="23.8cm" svg:y="7.362cm">
          <text:p text:style-name="P4">JPA<text:line-break/>MetaModel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cm" svg:height="1.6cm" svg:x="16.2cm" svg:y="7.362cm">
          <text:p text:style-name="P4">JdyObject<text:line-break/>Java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1.6cm" svg:x="4.2cm" svg:y="7.362cm">
          <text:p text:style-name="P4">JdyObject<text:line-break/>TypeScript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5.4cm" svg:height="0.962cm" svg:x="0.4cm" svg:y="5.8cm">
          <draw:text-box>
            <text:p>MetaData</text:p>
          </draw:text-box>
        </draw:frame>
        <draw:custom-shape draw:style-name="gr6" draw:text-style-name="P4" draw:layer="layout" svg:width="3.2cm" svg:height="1.6cm" svg:x="0.6cm" svg:y="12.571cm">
          <text:p text:style-name="P4">JdyFilter<text:line-break/>(typescrip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2cm" svg:height="1.6cm" svg:x="0.4cm" svg:y="7.362cm">
          <text:p text:style-name="P4">JdyMeta<text:line-break/>(typescript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1.6cm" svg:x="20.2cm" svg:y="7.362cm">
          <text:p text:style-name="P4">JdyMeta<text:line-break/>(Java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.6cm" svg:x="15.2cm" svg:y="2.053cm">
          <text:p text:style-name="P4">JSON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347cm" svg:height="1.147cm" svg:x="4.853cm" svg:y="4.0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2.571cm" svg:height="0.47cm" svg:x="7.629cm" svg:y="4.0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2.571cm" svg:height="0.47cm" svg:x="10.6cm" svg:y="4.0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2.406cm" svg:height="0.47cm" svg:x="16.2cm" svg:y="4.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2.245cm" svg:height="0.47cm" svg:x="20.955cm" svg:y="4.05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2.799cm" svg:height="0.47cm" svg:x="1.6cm" svg:y="4.0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3.142cm" svg:height="0.47cm" svg:x="2.2cm" svg:y="9.7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3" draw:text-style-name="P6" draw:layer="layout" svg:x1="6.8cm" svg:y1="1.053cm" svg:x2="13.8cm" svg:y2="1.053cm">
          <text:p/>
        </draw:line>
        <draw:line draw:style-name="gr13" draw:text-style-name="P6" draw:layer="layout" svg:x1="14.8cm" svg:y1="6.6cm" svg:x2="8.6cm" svg:y2="6.6cm">
          <text:p/>
        </draw:line>
        <draw:line draw:style-name="gr13" draw:text-style-name="P6" draw:layer="layout" svg:x1="6.4cm" svg:y1="11.971cm" svg:x2="14.4cm" svg:y2="11.971cm">
          <text:p/>
        </draw:line>
        <draw:frame draw:style-name="gr2" draw:text-style-name="P4" draw:layer="layout" svg:width="3.968cm" svg:height="0.47cm" svg:x="22.432cm" svg:y="9.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4" draw:layer="layout" svg:width="3.142cm" svg:height="0.47cm" svg:x="18.685cm" svg:y="9.5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4" draw:layer="layout" svg:width="3.829cm" svg:height="0.47cm" svg:x="2.218cm" svg:y="14.7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4" draw:layer="layout" svg:width="3.829cm" svg:height="0.47cm" svg:x="18.971cm" svg:y="14.7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4" draw:layer="layout" svg:width="4.582cm" svg:height="0.47cm" svg:x="23.4cm" svg:y="14.70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8" draw:layer="layout" svg:width="1.653cm" svg:height="0.826cm" svg:x="24.747cm" svg:y="14.924cm">
          <draw:text-box>
            <text:p text:style-name="P7">(LoC: 190)</text:p>
          </draw:text-box>
        </draw:frame>
        <draw:frame draw:style-name="gr14" draw:text-style-name="P8" draw:layer="layout" svg:width="1.653cm" svg:height="0.826cm" svg:x="20cm" svg:y="14.924cm">
          <draw:text-box>
            <text:p text:style-name="P7">(LoC: 350)</text:p>
          </draw:text-box>
        </draw:frame>
        <draw:frame draw:style-name="gr14" draw:text-style-name="P8" draw:layer="layout" svg:width="1.653cm" svg:height="0.826cm" svg:x="16.547cm" svg:y="4.574cm">
          <draw:text-box>
            <text:p text:style-name="P7">(LoC: 350)</text:p>
          </draw:text-box>
        </draw:frame>
        <draw:frame draw:style-name="gr14" draw:text-style-name="P8" draw:layer="layout" svg:width="1.653cm" svg:height="0.826cm" svg:x="24.2cm" svg:y="10.4cm">
          <draw:text-box>
            <text:p text:style-name="P7">(LoC: 430)</text:p>
          </draw:text-box>
        </draw:frame>
        <draw:frame draw:style-name="gr14" draw:text-style-name="P8" draw:layer="layout" svg:width="1.653cm" svg:height="0.826cm" svg:x="19.6cm" svg:y="10.374cm">
          <draw:text-box>
            <text:p text:style-name="P7">(LoC: 580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ntscheidend ist nicht wie Mächtig einr Bibliothek ist, sonder wie viel % des Projektumfangs sie abdeckt</text:p>
              </text:list-item>
              <text:list-item>
                <text:p>Gehirnschmalz sollte in die Konzepte gesteckt werden, nicht in die Implementier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Anwend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ototyping</text:p>
              </text:list-item>
              <text:list-item>
                <text:p>Evaluation neuer Technologien</text:p>
              </text:list-item>
              <text:list-item>
                <text:p>Unabhängigkeit von Technologi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iner Schneider</meta:initial-creator>
    <meta:creation-date>2019-09-08T07:25:34.131267366</meta:creation-date>
    <dc:date>2019-09-13T07:33:41.796000000</dc:date>
    <meta:editing-duration>PT1H47M39S</meta:editing-duration>
    <meta:editing-cycles>7</meta:editing-cycles>
    <meta:generator>LibreOffice/6.2.5.2$Windows_X86_64 LibreOffice_project/1ec314fa52f458adc18c4f025c545a4e8b22c159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 ( x ) </annotation>
  </semantics>
</math>
</file>

<file path=Object 10/content.xml><?xml version="1.0" encoding="utf-8"?>
<math xmlns="http://www.w3.org/1998/Math/MathML" display="block">
  <semantics>
    <mrow>
      <mi>f</mi>
      <mi mathvariant="normal">:</mi>
      <mrow>
        <mi mathvariant="italic">Meta</mi>
        <mo stretchy="false">→</mo>
        <mi mathvariant="italic">JdyObj</mi>
      </mrow>
    </mrow>
    <annotation encoding="StarMath 5.0">f:  Meta toward JdyObj</annotation>
  </semantics>
</math>
</file>

<file path=Object 11/content.xml><?xml version="1.0" encoding="utf-8"?>
<math xmlns="http://www.w3.org/1998/Math/MathML" display="block">
  <semantics>
    <mrow>
      <mi>f</mi>
      <mi mathvariant="normal">:</mi>
      <mrow>
        <mi mathvariant="italic">JdyObj</mi>
        <mo stretchy="false">→</mo>
        <mi mathvariant="italic">JdyFilter</mi>
      </mrow>
    </mrow>
    <annotation encoding="StarMath 5.0">f:  JdyObj toward JdyFilter</annotation>
  </semantics>
</math>
</file>

<file path=Object 12/content.xml><?xml version="1.0" encoding="utf-8"?>
<math xmlns="http://www.w3.org/1998/Math/MathML" display="block">
  <semantics>
    <mrow>
      <mi>f</mi>
      <mi mathvariant="normal">:</mi>
      <mrow>
        <mi mathvariant="italic">JdyFilter</mi>
        <mo stretchy="false">→</mo>
        <mi mathvariant="italic">JdyObj</mi>
      </mrow>
    </mrow>
    <annotation encoding="StarMath 5.0">f:  JdyFilter toward JdyObj </annotation>
  </semantics>
</math>
</file>

<file path=Object 13/content.xml><?xml version="1.0" encoding="utf-8"?>
<math xmlns="http://www.w3.org/1998/Math/MathML" display="block">
  <semantics>
    <mrow>
      <mi>f</mi>
      <mi mathvariant="normal">:</mi>
      <mrow>
        <mi mathvariant="italic">JdyFilter</mi>
        <mo stretchy="false">→</mo>
        <mi mathvariant="italic">JpaCriteria</mi>
      </mrow>
    </mrow>
    <annotation encoding="StarMath 5.0">f:  JdyFilter toward JpaCriteria </annotation>
  </semantics>
</math>
</file>

<file path=Object 2/content.xml><?xml version="1.0" encoding="utf-8"?>
<math xmlns="http://www.w3.org/1998/Math/MathML" display="block">
  <semantics>
    <mrow>
      <mi>f</mi>
      <mi mathvariant="normal">:</mi>
      <mrow>
        <mi mathvariant="italic">Jdy</mi>
        <mo stretchy="false">→</mo>
        <mi mathvariant="italic">Json</mi>
      </mrow>
    </mrow>
    <annotation encoding="StarMath 5.0">f:  Jdy toward Json </annotation>
  </semantics>
</math>
</file>

<file path=Object 3/content.xml><?xml version="1.0" encoding="utf-8"?>
<math xmlns="http://www.w3.org/1998/Math/MathML" display="block">
  <semantics>
    <mrow>
      <mi>f</mi>
      <mi mathvariant="normal">:</mi>
      <mrow>
        <mi mathvariant="italic">Json</mi>
        <mo stretchy="false">→</mo>
        <mi mathvariant="italic">Http</mi>
      </mrow>
    </mrow>
    <annotation encoding="StarMath 5.0">f:  Json toward Http</annotation>
  </semantics>
</math>
</file>

<file path=Object 4/content.xml><?xml version="1.0" encoding="utf-8"?>
<math xmlns="http://www.w3.org/1998/Math/MathML" display="block">
  <semantics>
    <mrow>
      <mi>f</mi>
      <mi mathvariant="normal">:</mi>
      <mrow>
        <mi mathvariant="italic">Http</mi>
        <mo stretchy="false">→</mo>
        <mi mathvariant="italic">Json</mi>
      </mrow>
    </mrow>
    <annotation encoding="StarMath 5.0">f:  Http toward Json</annotation>
  </semantics>
</math>
</file>

<file path=Object 5/content.xml><?xml version="1.0" encoding="utf-8"?>
<math xmlns="http://www.w3.org/1998/Math/MathML" display="block">
  <semantics>
    <mrow>
      <mi>f</mi>
      <mi mathvariant="normal">:</mi>
      <mrow>
        <mi mathvariant="italic">Json</mi>
        <mo stretchy="false">→</mo>
        <mi mathvariant="italic">Jdy</mi>
      </mrow>
    </mrow>
    <annotation encoding="StarMath 5.0">f:  Json toward Jdy</annotation>
  </semantics>
</math>
</file>

<file path=Object 6/content.xml><?xml version="1.0" encoding="utf-8"?>
<math xmlns="http://www.w3.org/1998/Math/MathML" display="block">
  <semantics>
    <mrow>
      <mi>f</mi>
      <mi mathvariant="normal">:</mi>
      <mrow>
        <mi mathvariant="italic">Jdy</mi>
        <mo stretchy="false">→</mo>
        <mi mathvariant="italic">Jpa</mi>
      </mrow>
    </mrow>
    <annotation encoding="StarMath 5.0">f:  Jdy toward Jpa</annotation>
  </semantics>
</math>
</file>

<file path=Object 7/content.xml><?xml version="1.0" encoding="utf-8"?>
<math xmlns="http://www.w3.org/1998/Math/MathML" display="block">
  <semantics>
    <mrow>
      <mi>f</mi>
      <mi mathvariant="normal">:</mi>
      <mrow>
        <mi mathvariant="italic">Vuetify</mi>
        <mo stretchy="false">→</mo>
        <mi mathvariant="italic">Jdy</mi>
      </mrow>
    </mrow>
    <annotation encoding="StarMath 5.0">f:  Vuetify toward Jdy
</annotation>
  </semantics>
</math>
</file>

<file path=Object 8/content.xml><?xml version="1.0" encoding="utf-8"?>
<math xmlns="http://www.w3.org/1998/Math/MathML" display="block">
  <semantics>
    <mrow>
      <mi>f</mi>
      <mi mathvariant="normal">:</mi>
      <mrow>
        <mi mathvariant="italic">JdyObj</mi>
        <mo stretchy="false">→</mo>
        <mi mathvariant="italic">Meta</mi>
      </mrow>
    </mrow>
    <annotation encoding="StarMath 5.0">f:  JdyObj toward Meta</annotation>
  </semantics>
</math>
</file>

<file path=Object 9/content.xml><?xml version="1.0" encoding="utf-8"?>
<math xmlns="http://www.w3.org/1998/Math/MathML" display="block">
  <semantics>
    <mrow>
      <mi>f</mi>
      <mi mathvariant="normal">:</mi>
      <mrow>
        <mi mathvariant="italic">JpaMeta</mi>
        <mo stretchy="false">→</mo>
        <mi mathvariant="italic">JdyMeta</mi>
      </mrow>
    </mrow>
    <annotation encoding="StarMath 5.0">f:  JpaMeta toward JdyMeta</annotation>
  </semantics>
</math>
</file>